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dExpressionImpl.CompiledExpressionImpl( final String v , final Settings s , final PortalService 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VariableResolver.setSettings( final Settings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ariableResolver.compile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dExpressionImpl.resolv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VariableResolver.resolve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